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44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5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6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7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8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9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1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4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5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6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28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28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28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28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28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28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28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Item(class)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4"/>
          <table:table-cell table:style-name="ce45"/>
          <table:table-cell office:value-type="string" table:style-name="ce41">
            <text:p>Camera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4"/>
          <table:table-cell table:style-name="ce46"/>
          <table:table-cell office:value-type="string" table:style-name="ce41">
            <text:p>CameraMovement</text:p>
          </table:table-cell>
          <table:table-cell office:value-type="string" table:content-validation-name="val1" table:style-name="ce47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35"/>
          <table:table-cell table:style-name="ce49"/>
          <table:table-cell office:value-type="string" table:style-name="ce41">
            <text:p>Character_Arms</text:p>
          </table:table-cell>
          <table:table-cell office:value-type="string" table:content-validation-name="val1" table:style-name="ce43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50"/>
          <table:table-cell table:style-name="ce51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PlayerController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52"/>
          <table:table-cell table:style-name="ce40"/>
          <table:table-cell office:value-type="string" table:style-name="ce41">
            <text:p>PowerGenerator</text:p>
          </table:table-cell>
          <table:table-cell office:value-type="string" table:content-validation-name="val1" table:style-name="ce43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49"/>
          <table:table-cell office:value-type="string" table:style-name="ce41">
            <text:p>EdgePortal</text:p>
          </table:table-cell>
          <table:table-cell office:value-type="string" table:content-validation-name="val1" table:style-name="ce3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51"/>
          <table:table-cell office:value-type="string" table:style-name="ce41">
            <text:p>Briefcase_Notes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43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6">
            <text:p>O!</text:p>
          </table:table-cell>
          <table:table-cell office:value-type="string" table:style-name="ce57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Terrain</text:p>
          </table:table-cell>
          <table:table-cell office:value-type="string" table:content-validation-name="val1" table:style-name="ce60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office:value-type="string" table:style-name="ce51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62"/>
          <table:table-cell table:style-name="ce51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2"/>
          <table:table-cell table:style-name="ce51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65">
            <text:p>O</text:p>
          </table:table-cell>
          <table:table-cell office:value-type="string" table:style-name="ce22">
            <text:p>Insanity_PFX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4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5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4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1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PhoneUI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67"/>
          <table:table-cell table:style-name="ce51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1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1"/>
          <table:table-cell office:value-type="string" table:style-name="ce59">
            <text:p>CraftRecipeBlueprint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 table:visibility="filter">
          <table:table-cell/>
          <table:table-cell table:style-name="ce51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ack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Lantern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oorOpen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2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Roar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oreGroundAmbienc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Gall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65">
            <text:p>O</text:p>
          </table:table-cell>
          <table:table-cell office:value-type="string" table:style-name="ce22">
            <text:p>UISprite_GalleryFolder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HeartMe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Noteboo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UISprite_Setting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UISprite_SuitCaseNote05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UISprite_SuitCaseNote06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65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5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3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4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5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6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7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8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AnomalySFX_09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_Fladder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Buzz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ChargingSFX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Ring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ellPhone_TouchSoun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5"/>
          <table:table-cell office:value-type="string" table:style-name="ce22">
            <text:p>CraftMaterial_CarBattery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Gasolin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LockPick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NoiseMak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rippingWate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Duck_Qwuack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EnemyRoar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Bus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ustle_Trash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maphone_Tu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BloodPool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Bloodspatt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_DrippingBlood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sanityUnderto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Intro_CutScene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LooneyTunes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MapNote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_Charg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NoiseMaker_InEffect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Tune_00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ianoTune_01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Breath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Crouch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Deathcrie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Footstep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JumpLand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PlayerPanicking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t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Ravens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queakyDoor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SqueekingWoo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elevisionStatic</text:p>
          </table:table-cell>
          <table:table-cell office:value-type="string" table:content-validation-name="val1" table:style-name="ce68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Tom&amp;Jerry_intro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ckground0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Barn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FlashLigt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HousePhoto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KidOnSwing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Map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1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2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TeamPhoto03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UISprite_WhosAp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WhispersOfTheDamned</text:p>
          </table:table-cell>
          <table:table-cell office:value-type="string" table:content-validation-name="val1" table:style-name="ce68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3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1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1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DuctTa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Rope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1"/>
          <table:table-cell office:value-type="string" table:style-name="ce59">
            <text:p>CraftRecipe_BearTrap</text:p>
          </table:table-cell>
          <table:table-cell office:value-type="string" table:content-validation-name="val1" table:style-name="ce64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1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8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8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1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table:style-name="ce77"/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nimation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articleFX" table:operator="="/>
                <table:filter-condition table:field-number="2" table:value="Script" table:operator="="/>
                <table:filter-condition table:field-number="2" table:value="Shader" table:operator="="/>
                <table:filter-condition table:field-number="2" table:value="SoundFX" table:operator="="/>
                <table:filter-condition table:field-number="2" table:value="Sprites" table:operator="="/>
                <table:filter-condition table:field-number="2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25" style:family="table-cell" style:data-style-name="N0">
      <style:text-properties fo:color="#FF5959" fo:font-weight="bold" style:font-weight-asian="bold" style:font-weight-complex="bold"/>
    </style:style>
    <style:style style:name="cf26" style:family="table-cell" style:data-style-name="N0">
      <style:text-properties fo:color="#FF5959" fo:font-weight="bold" style:font-weight-asian="bold" style:font-weight-complex="bold"/>
    </style:style>
    <style:style style:name="cf27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28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5-10T09:52:08Z</meta:creation-date>
    <dc:date>2017-05-24T07:15:16Z</dc:date>
    <meta:user-defined meta:name="_TemplateID">TC029300419991</meta:user-defined>
  </office:meta>
</office:document-meta>
</file>